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4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107.76mm" svg:y="21.19mm">
            <loext:p draw:notify-on-update-of-ranges="Planilha1.A1:Planilha1.A1 Planilha1.A2:Planilha1.A33 Planilha1.B1:Planilha1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tência </text:p>
          </table:table-cell>
          <table:table-cell office:value-type="string" calcext:value-type="string">
            <text:p>Amostra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Amostras</text:p>
          </table:table-cell>
          <table:table-cell table:formula="of:=SUM([.B2:.B101])"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08:52:34.153000000</meta:creation-date>
    <dc:date>2017-10-28T17:09:22.157000000</dc:date>
    <meta:editing-duration>PT7H56M15S</meta:editing-duration>
    <meta:editing-cycles>1</meta:editing-cycles>
    <meta:document-statistic meta:table-count="1" meta:cell-count="204" meta:object-count="1"/>
    <meta:generator>LibreOffice/5.1.1.3$Windows_X86_64 LibreOffice_project/89f508ef3ecebd2cfb8e1def0f0ba9a803b88a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Latência Do Sistema</text:p>
        </chart:title>
        <chart:legend chart:legend-position="end" svg:x="13.816cm" svg:y="4.201cm" style:legend-expansion="high" chart:style-name="ch3"/>
        <chart:plot-area chart:style-name="ch4" table:cell-range-address="Planilha1.A1:Planilha1.B33" chart:data-source-has-labels="both" svg:x="1.331cm" svg:y="1.275cm" svg:width="12.165cm" svg:height="6.564cm">
          <chartooo:coordinate-region svg:x="2.323cm" svg:y="1.474cm" svg:width="11.173cm" svg:height="5.573cm"/>
          <chart:axis chart:dimension="x" chart:name="primary-x" chart:style-name="ch5" chartooo:axis-type="auto">
            <chartooo:date-scale/>
            <chart:title svg:x="6.734cm" svg:y="8.019cm" chart:style-name="ch6">
              <text:p>Latência</text:p>
            </chart:title>
            <chart:categories table:cell-range-address="Planilha1.A2:Planilha1.A33"/>
            <chart:grid chart:style-name="ch7" chart:class="major"/>
          </chart:axis>
          <chart:axis chart:dimension="y" chart:name="primary-y" chart:style-name="ch8">
            <chart:title svg:x="0.451cm" svg:y="6.175cm" chart:style-name="ch9">
              <text:p>Número de Amostras</text:p>
            </chart:title>
            <chart:grid chart:style-name="ch7" chart:class="major"/>
          </chart:axis>
          <chart:series chart:style-name="ch10" chart:values-cell-range-address="Planilha1.B1:Planilha1.B33" loext:label-string="amostras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stra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A2:Planilha1.A33</svg:desc>
                </draw:g>
              </table:table-cell>
              <table:table-cell office:value-type="float" office:value="NaN">
                <text:p>NaN</text:p>
                <draw:g>
                  <svg:desc>Planilha1.B1:Planilha1.B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